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61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527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602in" fo:break-before="auto" style:use-optimal-row-height="true"/>
    </style:style>
    <style:style style:name="ro4" style:family="table-row">
      <style:table-row-properties style:row-height="0.8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double-thin #000000" style:border-line-width-bottom="0.0071in 0.0016in 0.0071in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table table:name="Table Definitions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These table definitions are supposed to represent what a non-technical person would likely specify.</text:p>
            <text:p>However, I have included some information that would be beyond a non-technical person's knowledge</text:p>
            <text:p>just for the sake of being able to give you a better example.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employee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Required</text:p>
          </table:table-cell>
          <table:table-cell table:style-name="ce2" office:value-type="string" calcext:value-type="string">
            <text:p>Key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First Name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st Name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mployee 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This is an auto-assigned value</text:p>
          </table:table-cell>
        </table:table-row>
        <table:table-row table:style-name="ro3">
          <table:table-cell office:value-type="string" calcext:value-type="string">
            <text:p>Departmen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his must be one of Accounting, IT,</text:p>
            <text:p>Manufacturing or Sales</text:p>
          </table:table-cell>
        </table:table-row>
        <table:table-row table:style-name="ro2">
          <table:table-cell office:value-type="string" calcext:value-type="string">
            <text:p>Phone Number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ire 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ination 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employee_hours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Required</text:p>
          </table:table-cell>
          <table:table-cell table:style-name="ce2" office:value-type="string" calcext:value-type="string">
            <text:p>Key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4">
          <table:table-cell office:value-type="string" calcext:value-type="string">
            <text:p>Employee 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ort the data by Date and Start Time,</text:p>
            <text:p>for each employee,</text:p>
            <text:p>making sure that there is only one</text:p>
            <text:p>record for each Date / Start Time</text:p>
            <text:p>combination</text:p>
          </table:table-cell>
        </table:table-row>
        <table:table-row table:style-name="ro2">
          <table:table-cell table:number-columns-repeated="2" office:value-type="string" calcext:value-type="string">
            <text:p>Date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rt 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p 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employee_file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Required</text:p>
          </table:table-cell>
          <table:table-cell table:style-name="ce2" office:value-type="string" calcext:value-type="string">
            <text:p>Key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3">
          <table:table-cell office:value-type="string" calcext:value-type="string">
            <text:p>Employee 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ort the data by Date,</text:p>
            <text:p>for each employee</text:p>
          </table:table-cell>
        </table:table-row>
        <table:table-row table:style-name="ro2">
          <table:table-cell office:value-type="string" calcext:value-type="string">
            <text:p>Reviewer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Date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9T15:09:32.720626976</meta:creation-date>
    <dc:date>2015-10-09T18:25:24.586714646</dc:date>
    <meta:editing-duration>PT2H30M8S</meta:editing-duration>
    <meta:editing-cycles>8</meta:editing-cycles>
    <meta:generator>LibreOffice/4.2.8.2$Linux_X86_64 LibreOffice_project/420m0$Build-2</meta:generator>
    <meta:document-statistic meta:table-count="1" meta:cell-count="72" meta:object-count="0"/>
  </office:meta>
</office:document-meta>
</file>